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6GHz</text:p>
          </table:table-cell>
          <table:table-cell table:number-columns-repeated="5"/>
          <table:table-cell office:value-type="string" calcext:value-type="string">
            <text:p>12GHz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fm031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m032</text:p>
          </table:table-cell>
          <table:table-cell office:value-type="string" calcext:value-type="string">
            <text:p>convert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fm031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m032</text:p>
          </table:table-cell>
          <table:table-cell office:value-type="string" calcext:value-type="string">
            <text:p>convert</text:p>
          </table:table-cell>
        </table:table-row>
        <table:table-row table:style-name="ro1">
          <table:table-cell office:value-type="string" calcext:value-type="string">
            <text:p>G318</text:p>
          </table:table-cell>
          <table:table-cell office:value-type="float" office:value="685" calcext:value-type="float">
            <text:p>685</text:p>
          </table:table-cell>
          <table:table-cell office:value-type="float" office:value="0.1457" calcext:value-type="float">
            <text:p>0.1457</text:p>
          </table:table-cell>
          <table:table-cell table:formula="of:=[.B3]/[.C3]" office:value-type="float" office:value="4701.44131777625" calcext:value-type="float">
            <text:p>4701.44131777625</text:p>
          </table:table-cell>
          <table:table-cell office:value-type="float" office:value="0.1341" calcext:value-type="float">
            <text:p>0.1341</text:p>
          </table:table-cell>
          <table:table-cell table:formula="of:=[.B3]/[.E3]" office:value-type="float" office:value="5108.12826249068" calcext:value-type="float">
            <text:p>5108.12826249068</text:p>
          </table:table-cell>
          <table:table-cell office:value-type="string" calcext:value-type="string">
            <text:p>G318</text:p>
          </table:table-cell>
          <table:table-cell office:value-type="float" office:value="134" calcext:value-type="float">
            <text:p>134</text:p>
          </table:table-cell>
          <table:table-cell office:value-type="float" office:value="0.02604" calcext:value-type="float">
            <text:p>0.02604</text:p>
          </table:table-cell>
          <table:table-cell table:formula="of:=[.H3]/[.I3]" office:value-type="float" office:value="5145.92933947773" calcext:value-type="float">
            <text:p>5145.92933947773</text:p>
          </table:table-cell>
          <table:table-cell office:value-type="float" office:value="0.02361" calcext:value-type="float">
            <text:p>0.02361</text:p>
          </table:table-cell>
          <table:table-cell table:formula="of:=[.H3]/[.K3]" office:value-type="float" office:value="5675.56120288014" calcext:value-type="float">
            <text:p>5675.56120288014</text:p>
          </table:table-cell>
        </table:table-row>
        <table:table-row table:style-name="ro1">
          <table:table-cell office:value-type="string" calcext:value-type="string">
            <text:p>G323</text:p>
          </table:table-cell>
          <table:table-cell office:value-type="float" office:value="3233" calcext:value-type="float">
            <text:p>3233</text:p>
          </table:table-cell>
          <table:table-cell office:value-type="float" office:value="0.7686" calcext:value-type="float">
            <text:p>0.7686</text:p>
          </table:table-cell>
          <table:table-cell table:formula="of:=[.B4]/[.C4]" office:value-type="float" office:value="4206.34920634921" calcext:value-type="float">
            <text:p>4206.34920634921</text:p>
          </table:table-cell>
          <table:table-cell table:number-columns-repeated="2"/>
          <table:table-cell office:value-type="string" calcext:value-type="string">
            <text:p>G323</text:p>
          </table:table-cell>
          <table:table-cell office:value-type="float" office:value="434" calcext:value-type="float">
            <text:p>434</text:p>
          </table:table-cell>
          <table:table-cell office:value-type="float" office:value="0.0868" calcext:value-type="float">
            <text:p>0.0868</text:p>
          </table:table-cell>
          <table:table-cell table:formula="of:=[.H4]/[.I4]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28.8</text:p>
          </table:table-cell>
          <table:table-cell office:value-type="float" office:value="369" calcext:value-type="float">
            <text:p>369</text:p>
          </table:table-cell>
          <table:table-cell office:value-type="float" office:value="0.08148" calcext:value-type="float">
            <text:p>0.08148</text:p>
          </table:table-cell>
          <table:table-cell table:formula="of:=[.B5]/[.C5]" office:value-type="float" office:value="4528.71870397644" calcext:value-type="float">
            <text:p>4528.71870397644</text:p>
          </table:table-cell>
          <table:table-cell office:value-type="float" office:value="0.06891" calcext:value-type="float">
            <text:p>0.06891</text:p>
          </table:table-cell>
          <table:table-cell table:formula="of:=[.B5]/[.E5]" office:value-type="float" office:value="5354.81062255115" calcext:value-type="float">
            <text:p>5354.81062255115</text:p>
          </table:table-cell>
          <table:table-cell office:value-type="string" calcext:value-type="string">
            <text:p>G351</text:p>
          </table:table-cell>
          <table:table-cell office:value-type="float" office:value="928" calcext:value-type="float">
            <text:p>928</text:p>
          </table:table-cell>
          <table:table-cell office:value-type="float" office:value="0.1866" calcext:value-type="float">
            <text:p>0.1866</text:p>
          </table:table-cell>
          <table:table-cell table:formula="of:=[.H5]/[.I5]" office:value-type="float" office:value="4973.20471596999" calcext:value-type="float">
            <text:p>4973.20471596999</text:p>
          </table:table-cell>
          <table:table-cell office:value-type="float" office:value="0.1852" calcext:value-type="float">
            <text:p>0.1852</text:p>
          </table:table-cell>
          <table:table-cell table:formula="of:=[.H5]/[.K5]" office:value-type="float" office:value="5010.79913606911" calcext:value-type="float">
            <text:p>5010.79913606911</text:p>
          </table:table-cell>
        </table:table-row>
        <table:table-row table:style-name="ro1">
          <table:table-cell office:value-type="string" calcext:value-type="string">
            <text:p>G351</text:p>
          </table:table-cell>
          <table:table-cell office:value-type="float" office:value="4716" calcext:value-type="float">
            <text:p>4716</text:p>
          </table:table-cell>
          <table:table-cell office:value-type="float" office:value="1.052" calcext:value-type="float">
            <text:p>1.052</text:p>
          </table:table-cell>
          <table:table-cell table:formula="of:=[.B6]/[.C6]" office:value-type="float" office:value="4482.8897338403" calcext:value-type="float">
            <text:p>4482.8897338403</text:p>
          </table:table-cell>
          <table:table-cell office:value-type="float" office:value="0.9872" calcext:value-type="float">
            <text:p>0.9872</text:p>
          </table:table-cell>
          <table:table-cell table:formula="of:=[.B6]/[.E6]" office:value-type="float" office:value="4777.14748784441" calcext:value-type="float">
            <text:p>4777.1474878444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erage scale</text:p>
          </table:table-cell>
          <table:table-cell table:number-columns-repeated="2"/>
          <table:table-cell table:formula="of:=AVERAGE([.D3:.D6])" office:value-type="float" office:value="4479.84974048555" calcext:value-type="float">
            <text:p>4479.84974048555</text:p>
          </table:table-cell>
          <table:table-cell/>
          <table:table-cell table:formula="of:=AVERAGE([.F3:.F6])" office:value-type="float" office:value="5080.02879096208" calcext:value-type="float">
            <text:p>5080.02879096208</text:p>
          </table:table-cell>
          <table:table-cell table:number-columns-repeated="3"/>
          <table:table-cell table:formula="of:=AVERAGE([.J2:.J5])" office:value-type="float" office:value="5039.71135181591" calcext:value-type="float">
            <text:p>5039.71135181591</text:p>
          </table:table-cell>
          <table:table-cell/>
          <table:table-cell table:formula="of:=AVERAGE([.L2:.L5])" office:value-type="float" office:value="5343.18016947463" calcext:value-type="float">
            <text:p>5343.1801694746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 G9 Raw</text:p>
          </table:table-cell>
          <table:table-cell/>
          <table:table-cell office:value-type="float" office:value="0.3223" calcext:value-type="float">
            <text:p>0.3223</text:p>
          </table:table-cell>
          <table:table-cell/>
          <table:table-cell office:value-type="float" office:value="0.2736" calcext:value-type="float">
            <text:p>0.2736</text:p>
          </table:table-cell>
          <table:table-cell table:number-columns-repeated="3"/>
          <table:table-cell office:value-type="float" office:value="0.01785" calcext:value-type="float">
            <text:p>0.01785</text:p>
          </table:table-cell>
          <table:table-cell/>
          <table:table-cell office:value-type="float" office:value="0.01501" calcext:value-type="float">
            <text:p>0.01501</text:p>
          </table:table-cell>
          <table:table-cell/>
        </table:table-row>
        <table:table-row table:style-name="ro1">
          <table:table-cell office:value-type="string" calcext:value-type="string">
            <text:p>Scaled</text:p>
          </table:table-cell>
          <table:table-cell office:value-type="float" office:value="1382" calcext:value-type="float">
            <text:p>1382</text:p>
          </table:table-cell>
          <table:table-cell table:formula="of:=[.C10]*[.D8]" office:value-type="float" office:value="1443.85557135849" calcext:value-type="float">
            <text:p>1443.85557135849</text:p>
          </table:table-cell>
          <table:table-cell/>
          <table:table-cell table:formula="of:=[.E10]*[.F8]" office:value-type="float" office:value="1389.89587720723" calcext:value-type="float">
            <text:p>1389.89587720723</text:p>
          </table:table-cell>
          <table:table-cell table:number-columns-repeated="2"/>
          <table:table-cell office:value-type="float" office:value="83.42" calcext:value-type="float">
            <text:p>83.42</text:p>
          </table:table-cell>
          <table:table-cell table:formula="of:=[.I10]*[.J8]" office:value-type="float" office:value="89.9588476299139" calcext:value-type="float">
            <text:p>89.9588476299139</text:p>
          </table:table-cell>
          <table:table-cell/>
          <table:table-cell table:formula="of:=[.K10]*[.L8]" office:value-type="float" office:value="80.2011343438141" calcext:value-type="float">
            <text:p>80.2011343438141</text:p>
          </table:table-cell>
          <table:table-cell/>
        </table:table-row>
        <table:table-row table:style-name="ro1">
          <table:table-cell office:value-type="string" calcext:value-type="string">
            <text:p>scale to keep</text:p>
          </table:table-cell>
          <table:table-cell/>
          <table:table-cell table:formula="of:=[.B11]/[.C10]" office:value-type="float" office:value="4287.9304995346" calcext:value-type="float">
            <text:p>4287.9304995346</text:p>
          </table:table-cell>
          <table:table-cell/>
          <table:table-cell table:formula="of:=[.B11]/[.E10]" office:value-type="float" office:value="5051.16959064328" calcext:value-type="float">
            <text:p>5051.16959064328</text:p>
          </table:table-cell>
          <table:table-cell table:number-columns-repeated="3"/>
          <table:table-cell table:formula="of:=[.H11]/[.I10]" office:value-type="float" office:value="4673.3893557423" calcext:value-type="float">
            <text:p>4673.3893557423</text:p>
          </table:table-cell>
          <table:table-cell/>
          <table:table-cell table:formula="of:=[.H11]/[.K10]" office:value-type="float" office:value="5557.62824783478" calcext:value-type="float">
            <text:p>5557.62824783478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fm033</text:p>
          </table:table-cell>
          <table:table-cell office:value-type="string" calcext:value-type="string">
            <text:p>fm036</text:p>
          </table:table-cell>
          <table:table-cell office:value-type="string" calcext:value-type="string">
            <text:p>fm037</text:p>
          </table:table-cell>
          <table:table-cell table:number-columns-repeated="3"/>
          <table:table-cell office:value-type="string" calcext:value-type="string">
            <text:p>fm033</text:p>
          </table:table-cell>
          <table:table-cell office:value-type="string" calcext:value-type="string">
            <text:p>fm036</text:p>
          </table:table-cell>
          <table:table-cell office:value-type="string" calcext:value-type="string">
            <text:p>fm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9 Raw</text:p>
          </table:table-cell>
          <table:table-cell/>
          <table:table-cell office:value-type="float" office:value="0.3401" calcext:value-type="float">
            <text:p>0.3401</text:p>
          </table:table-cell>
          <table:table-cell office:value-type="float" office:value="0.3244" calcext:value-type="float">
            <text:p>0.3244</text:p>
          </table:table-cell>
          <table:table-cell table:number-columns-repeated="3"/>
          <table:table-cell office:value-type="float" office:value="0.01271" calcext:value-type="float">
            <text:p>0.0127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306" calcext:value-type="float">
            <text:p>0.01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 to keep</text:p>
          </table:table-cell>
          <table:table-cell/>
          <table:table-cell table:formula="of:=[.B11]/[.C16]" office:value-type="float" office:value="4063.51073213761" calcext:value-type="float">
            <text:p>4063.51073213761</text:p>
          </table:table-cell>
          <table:table-cell table:formula="of:=[.B11]/[.D16]" office:value-type="float" office:value="4260.17262638718" calcext:value-type="float">
            <text:p>4260.17262638718</text:p>
          </table:table-cell>
          <table:table-cell table:number-columns-repeated="3"/>
          <table:table-cell table:formula="of:=[.H11]/[.H16]" office:value-type="float" office:value="6563.33595594021" calcext:value-type="float">
            <text:p>6563.33595594021</text:p>
          </table:table-cell>
          <table:table-cell table:formula="of:=[.H11]/[.I16]" office:value-type="float" office:value="5962.83059328091" calcext:value-type="float">
            <text:p>5962.83059328091</text:p>
          </table:table-cell>
          <table:table-cell table:formula="of:=[.H11]/[.J16]" office:value-type="float" office:value="6387.44257274119" calcext:value-type="float">
            <text:p>6387.44257274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1227" calcext:value-type="float">
            <text:p>1227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office:value-type="float" office:value="83.42" calcext:value-type="float">
            <text:p>83.42</text:p>
          </table:table-cell>
          <table:table-cell office:value-type="float" office:value="79.27" calcext:value-type="float">
            <text:p>79.27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</table:table-row>
        <table:table-row table:style-name="ro1">
          <table:table-cell/>
          <table:table-cell table:formula="of:=AVERAGE([.B22:.D22])" office:value-type="float" office:value="1313" calcext:value-type="float">
            <text:p>1313</text:p>
          </table:table-cell>
          <table:table-cell table:number-columns-repeated="5"/>
          <table:table-cell table:formula="of:=AVERAGE([.H22:.J22])" office:value-type="float" office:value="79.41" calcext:value-type="float">
            <text:p>79.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7:13:42.0003876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0:24:40.564100161</meta:creation-date>
    <dc:date>2021-11-05T07:28:53.818984426</dc:date>
    <meta:editing-duration>PT14H16M8S</meta:editing-duration>
    <meta:editing-cycles>3</meta:editing-cycles>
    <meta:generator>LibreOffice/7.2.2.2$Linux_X86_64 LibreOffice_project/1eb16ced50a80b7125fabf09652dbb09393766d2</meta:generator>
    <meta:document-statistic meta:table-count="1" meta:cell-count="99" meta:object-count="0"/>
  </office:meta>
</office:document-meta>
</file>